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60pt" fo:font-weight="bold" officeooo:rsid="001f6f26" officeooo:paragraph-rsid="001f6f26" style:font-size-asian="60pt" style:font-weight-asian="bold" style:font-size-complex="6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48pt" fo:font-weight="bold" officeooo:rsid="001f6f26" officeooo:paragraph-rsid="001f6f26" style:font-size-asian="48pt" style:font-weight-asian="bold" style:font-size-complex="4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position="super 58%" fo:font-size="24pt" fo:font-weight="bold" officeooo:rsid="00213027" officeooo:paragraph-rsid="00213027" style:font-size-asian="21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position="super 58%" fo:font-size="24pt" fo:font-weight="bold" officeooo:rsid="00213027" officeooo:paragraph-rsid="00213027" style:font-size-asian="21pt" style:font-weight-asian="bold" style:font-size-complex="2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position="super 58%" fo:font-size="24pt" fo:font-weight="bold" officeooo:rsid="0021881e" officeooo:paragraph-rsid="0021881e" style:font-size-asian="21pt" style:font-weight-asian="bold" style:font-size-complex="2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position="super 58%" fo:font-size="16pt" fo:font-weight="normal" officeooo:rsid="00213027" officeooo:paragraph-rsid="00213027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super 58%" fo:font-size="16pt" fo:font-weight="normal" officeooo:rsid="0021881e" officeooo:paragraph-rsid="0021881e" style:font-size-asian="14pt" style:font-weight-asian="normal" style:font-size-complex="16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2</text:p>
      <text:p text:style-name="P2"/>
      <text:p text:style-name="P2">COURSE: EECS 3311</text:p>
      <text:p text:style-name="P2"/>
      <text:p text:style-name="P2">FALL 2017</text:p>
      <text:p text:style-name="P2"/>
      <text:p text:style-name="P2">NAME: Saad Saeed</text:p>
      <text:p text:style-name="P2"/>
      <text:p text:style-name="P2">CSE login: saeeds28</text:p>
      <text:p text:style-name="P2"/>
      <text:p text:style-name="P2"/>
      <text:p text:style-name="P2"/>
      <text:p text:style-name="P3"><text:soft-page-break/>Contract view</text:p>
      <text:p text:style-name="P4">Game:</text:p>
      <text:p text:style-name="P6">note</text:p>
      <text:p text:style-name="P6"><text:tab/>description: "A game of peg solitaire."</text:p>
      <text:p text:style-name="P6"><text:tab/>author: ""</text:p>
      <text:p text:style-name="P6"><text:tab/>date: "$Date$"</text:p>
      <text:p text:style-name="P6"><text:tab/>revision: "$Revision$"</text:p>
      <text:p text:style-name="P6"/>
      <text:p text:style-name="P6">class </text:p>
      <text:p text:style-name="P6"><text:tab/>GAME</text:p>
      <text:p text:style-name="P6"/>
      <text:p text:style-name="P6">inherit</text:p>
      <text:p text:style-name="P6"><text:tab/>ANY</text:p>
      <text:p text:style-name="P6"><text:tab/><text:tab/>redefine</text:p>
      <text:p text:style-name="P6"><text:tab/><text:tab/><text:tab/>out</text:p>
      <text:p text:style-name="P6"><text:tab/><text:tab/>end</text:p>
      <text:p text:style-name="P6"/>
      <text:p text:style-name="P6">create </text:p>
      <text:p text:style-name="P6"><text:tab/>make_from_board,</text:p>
      <text:p text:style-name="P6"><text:tab/>make_easy,</text:p>
      <text:p text:style-name="P6"><text:tab/>make_cross,</text:p>
      <text:p text:style-name="P6"><text:tab/>make_plus,</text:p>
      <text:p text:style-name="P6"><text:tab/>make_pyramid,</text:p>
      <text:p text:style-name="P6"><text:tab/>make_arrow,</text:p>
      <text:p text:style-name="P6"><text:tab/>make_diamond,</text:p>
      <text:p text:style-name="P6"><text:tab/>make_skull</text:p>
      <text:p text:style-name="P6"/>
      <text:p text:style-name="P6">feature -- Constructors</text:p>
      <text:p text:style-name="P6"/>
      <text:p text:style-name="P6"><text:tab/>make_from_board (new_board: BOARD)</text:p>
      <text:p text:style-name="P6"><text:tab/><text:tab/><text:tab/>-- Initialize a game with 'new_board'.</text:p>
      <text:p text:style-name="P6"><text:tab/><text:tab/>do</text:p>
      <text:p text:style-name="P6"><text:tab/><text:tab/><text:tab/>board := new_board</text:p>
      <text:p text:style-name="P6"><text:tab/><text:tab/>ensure</text:p>
      <text:p text:style-name="P6"><text:tab/><text:tab/><text:tab/>board_set: board.out ~ new_board.out</text:p>
      <text:p text:style-name="P6"><text:soft-page-break/><text:tab/><text:tab/>end</text:p>
      <text:p text:style-name="P6"/>
      <text:p text:style-name="P6"><text:tab/>make_easy</text:p>
      <text:p text:style-name="P6"><text:tab/><text:tab/><text:tab/>-- Initialize a game with easy board.</text:p>
      <text:p text:style-name="P6"><text:tab/><text:tab/>do</text:p>
      <text:p text:style-name="P6"><text:tab/><text:tab/><text:tab/>create board.make_easy</text:p>
      <text:p text:style-name="P6"><text:tab/><text:tab/>ensure</text:p>
      <text:p text:style-name="P6"><text:tab/><text:tab/><text:tab/>board_set: board ~ bta.Templates.easy_board</text:p>
      <text:p text:style-name="P6"><text:tab/><text:tab/>end</text:p>
      <text:p text:style-name="P6"/>
      <text:p text:style-name="P6"><text:tab/>make_cross</text:p>
      <text:p text:style-name="P6"><text:tab/><text:tab/><text:tab/>-- Initialize a game with Cross board.</text:p>
      <text:p text:style-name="P6"><text:tab/><text:tab/>do</text:p>
      <text:p text:style-name="P6"><text:tab/><text:tab/><text:tab/>create board.make_cross</text:p>
      <text:p text:style-name="P6"><text:tab/><text:tab/>ensure</text:p>
      <text:p text:style-name="P6"><text:tab/><text:tab/><text:tab/>board_set: board.out ~ bta.Templates.cross_board.out</text:p>
      <text:p text:style-name="P6"><text:tab/><text:tab/>end</text:p>
      <text:p text:style-name="P6"/>
      <text:p text:style-name="P6"><text:tab/>make_plus</text:p>
      <text:p text:style-name="P6"><text:tab/><text:tab/><text:tab/>-- Initialize a game with Plus board.</text:p>
      <text:p text:style-name="P6"><text:tab/><text:tab/>do</text:p>
      <text:p text:style-name="P6"><text:tab/><text:tab/><text:tab/>create board.make_plus</text:p>
      <text:p text:style-name="P6"><text:tab/><text:tab/>ensure</text:p>
      <text:p text:style-name="P6"><text:tab/><text:tab/><text:tab/>board_set: board.out ~ bta.Templates.plus_board.out</text:p>
      <text:p text:style-name="P6"><text:tab/><text:tab/>end</text:p>
      <text:p text:style-name="P6"/>
      <text:p text:style-name="P6"><text:tab/>make_pyramid</text:p>
      <text:p text:style-name="P6"><text:tab/><text:tab/><text:tab/>-- Initialize a game with Pyramid board.</text:p>
      <text:p text:style-name="P6"><text:tab/><text:tab/>do</text:p>
      <text:p text:style-name="P6"><text:tab/><text:tab/><text:tab/>create board.make_pyramid</text:p>
      <text:p text:style-name="P6"><text:tab/><text:tab/>ensure</text:p>
      <text:p text:style-name="P6"><text:tab/><text:tab/><text:tab/>board_set: board.out ~ bta.Templates.pyramid_board.out</text:p>
      <text:p text:style-name="P6"><text:tab/><text:tab/>end</text:p>
      <text:p text:style-name="P6"/>
      <text:p text:style-name="P6"><text:tab/>make_arrow</text:p>
      <text:p text:style-name="P6"><text:tab/><text:tab/><text:tab/>-- Initialize a game with Arrow board.</text:p>
      <text:p text:style-name="P6"><text:soft-page-break/><text:tab/><text:tab/>do</text:p>
      <text:p text:style-name="P6"><text:tab/><text:tab/><text:tab/>create board.make_arrow</text:p>
      <text:p text:style-name="P6"><text:tab/><text:tab/>ensure</text:p>
      <text:p text:style-name="P6"><text:tab/><text:tab/><text:tab/>board_set: board.out ~ bta.Templates.arrow_board.out</text:p>
      <text:p text:style-name="P6"><text:tab/><text:tab/>end</text:p>
      <text:p text:style-name="P6"/>
      <text:p text:style-name="P6"><text:tab/>make_diamond</text:p>
      <text:p text:style-name="P6"><text:tab/><text:tab/><text:tab/>-- Initialize a game with Diamond board.</text:p>
      <text:p text:style-name="P6"><text:tab/><text:tab/>do</text:p>
      <text:p text:style-name="P6"><text:tab/><text:tab/><text:tab/>create board.make_diamond</text:p>
      <text:p text:style-name="P6"><text:tab/><text:tab/>ensure</text:p>
      <text:p text:style-name="P6"><text:tab/><text:tab/><text:tab/>board_set: board.out ~ bta.Templates.diamond_board.out</text:p>
      <text:p text:style-name="P6"><text:tab/><text:tab/>end</text:p>
      <text:p text:style-name="P6"/>
      <text:p text:style-name="P6"><text:tab/>make_skull</text:p>
      <text:p text:style-name="P6"><text:tab/><text:tab/><text:tab/>-- Initialize a game with Skull board.</text:p>
      <text:p text:style-name="P6"><text:tab/><text:tab/>do</text:p>
      <text:p text:style-name="P6"><text:tab/><text:tab/><text:tab/>create board.make_skull</text:p>
      <text:p text:style-name="P6"><text:tab/><text:tab/>ensure</text:p>
      <text:p text:style-name="P6"><text:tab/><text:tab/><text:tab/>board_set: board.out ~ bta.Templates.skull_board.out</text:p>
      <text:p text:style-name="P6"><text:tab/><text:tab/>end</text:p>
      <text:p text:style-name="P6"><text:tab/></text:p>
      <text:p text:style-name="P6">feature -- Commands</text:p>
      <text:p text:style-name="P6"/>
      <text:p text:style-name="P6"><text:tab/>move_left (r, c: INTEGER_32)</text:p>
      <text:p text:style-name="P6"><text:tab/><text:tab/>require</text:p>
      <text:p text:style-name="P6"><text:tab/><text:tab/><text:tab/>from_slot_valid_row: board.is_valid_row (r)</text:p>
      <text:p text:style-name="P6"><text:tab/><text:tab/><text:tab/>from_slot_valid_column: c &gt; 2 and c &lt;= 7</text:p>
      <text:p text:style-name="P6"><text:tab/><text:tab/><text:tab/>middle_slot_valid_column: c - 1 &gt; 1 and c - 1 &lt; 7</text:p>
      <text:p text:style-name="P6"><text:tab/><text:tab/><text:tab/>to_slot_valid_column: c - 2 &gt;= 1 and c - 2 &lt; 6</text:p>
      <text:p text:style-name="P6"><text:tab/><text:tab/><text:tab/>from_slot_occupied: board.status_of (r, c) ~ board.occupied_slot</text:p>
      <text:p text:style-name="P6"><text:tab/><text:tab/><text:tab/>middle_slot_occupied: board.status_of (r, c - 1) ~ board.occupied_slot</text:p>
      <text:p text:style-name="P6"><text:tab/><text:tab/><text:tab/>to_slot_unoccupied: board.status_of (r, c - 2) ~ board.unoccupied_slot</text:p>
      <text:p text:style-name="P6"><text:tab/><text:tab/>do</text:p>
      <text:p text:style-name="P6"><text:tab/><text:tab/><text:tab/>board.set_status (r, c, board.unoccupied_slot)</text:p>
      <text:p text:style-name="P6"><text:tab/><text:tab/><text:tab/>board.set_status (r, c - 1, board.unoccupied_slot)</text:p>
      <text:p text:style-name="P6"><text:soft-page-break/><text:tab/><text:tab/><text:tab/>board.set_status (r, c - 2, board.occupied_slot)</text:p>
      <text:p text:style-name="P6"><text:tab/><text:tab/>ensure</text:p>
      <text:p text:style-name="P6"><text:tab/><text:tab/><text:tab/>slots_properly_set: board.status_of (r, c) ~ board.unoccupied_slot and board.status_of (r, c - 1) ~ board.unoccupied_slot and board.status_of (r, c - 2) ~ board.occupied_slot</text:p>
      <text:p text:style-name="P6"><text:tab/><text:tab/><text:tab/>other_slots_unchanged: board.matches_slots_except (board, r, r, c, c - 2)</text:p>
      <text:p text:style-name="P6"><text:tab/><text:tab/>end</text:p>
      <text:p text:style-name="P6"/>
      <text:p text:style-name="P6"><text:tab/>move_right (r, c: INTEGER_32)</text:p>
      <text:p text:style-name="P6"><text:tab/><text:tab/>require</text:p>
      <text:p text:style-name="P6"><text:tab/><text:tab/><text:tab/>from_slot_valid_row: board.is_valid_row (r)</text:p>
      <text:p text:style-name="P6"><text:tab/><text:tab/><text:tab/>from_slot_valid_column: c &gt;= 1 and c &lt; 6</text:p>
      <text:p text:style-name="P6"><text:tab/><text:tab/><text:tab/>middle_slot_valid_column: c + 1 &gt;= 2 and c + 1 &lt; 7</text:p>
      <text:p text:style-name="P6"><text:tab/><text:tab/><text:tab/>to_slot_valid_column: c + 2 &gt; 2 and c + 2 &lt;= 7</text:p>
      <text:p text:style-name="P6"><text:tab/><text:tab/><text:tab/>from_slot_occupied: board.status_of (r, c) ~ board.occupied_slot</text:p>
      <text:p text:style-name="P6"><text:tab/><text:tab/><text:tab/>middle_slot_occupied: board.status_of (r, c + 1) ~ board.occupied_slot</text:p>
      <text:p text:style-name="P6"><text:tab/><text:tab/><text:tab/>to_slot_unoccupied: board.status_of (r, c + 2) ~ board.unoccupied_slot</text:p>
      <text:p text:style-name="P6"><text:tab/><text:tab/>do</text:p>
      <text:p text:style-name="P6"><text:tab/><text:tab/><text:tab/>board.set_status (r, c, board.unoccupied_slot)</text:p>
      <text:p text:style-name="P6"><text:tab/><text:tab/><text:tab/>board.set_status (r, c + 1, board.unoccupied_slot)</text:p>
      <text:p text:style-name="P6"><text:tab/><text:tab/><text:tab/>board.set_status (r, c + 2, board.occupied_slot)</text:p>
      <text:p text:style-name="P6"><text:tab/><text:tab/>ensure</text:p>
      <text:p text:style-name="P6"><text:tab/><text:tab/><text:tab/>slots_properly_set: board.status_of (r, c) ~ board.unoccupied_slot and board.status_of (r, c + 1) ~ board.unoccupied_slot and board.status_of (r, c + 2) ~ board.occupied_slot</text:p>
      <text:p text:style-name="P6"><text:tab/><text:tab/><text:tab/>other_slots_unchanged: board.matches_slots_except (board, r, r, c, c + 2)</text:p>
      <text:p text:style-name="P6"><text:tab/><text:tab/>end</text:p>
      <text:p text:style-name="P6"/>
      <text:p text:style-name="P6"><text:tab/>move_up (r, c: INTEGER_32)</text:p>
      <text:p text:style-name="P6"><text:tab/><text:tab/>require</text:p>
      <text:p text:style-name="P6"><text:tab/><text:tab/><text:tab/>from_slot_valid_column: board.is_valid_column (c)</text:p>
      <text:p text:style-name="P6"><text:tab/><text:tab/><text:tab/>from_slot_valid_row: r &gt; 2 and r &lt;= 7</text:p>
      <text:p text:style-name="P6"><text:tab/><text:tab/><text:tab/>middle_slot_valid_row: r - 1 &gt;= 2 and r - 1 &lt; 7</text:p>
      <text:p text:style-name="P6"><text:tab/><text:tab/><text:tab/>to_slot_valid_row: r - 2 &gt;= 1 and r - 2 &lt; 6</text:p>
      <text:p text:style-name="P6"><text:tab/><text:tab/><text:tab/>from_slot_occupied: board.status_of (r, c) ~ board.occupied_slot</text:p>
      <text:p text:style-name="P6"><text:tab/><text:tab/><text:tab/>middle_slot_occupied: board.status_of (r - 1, c) ~ board.occupied_slot</text:p>
      <text:p text:style-name="P6"><text:tab/><text:tab/><text:tab/>to_slot_unoccupied: board.status_of (r - 2, c) ~ board.unoccupied_slot</text:p>
      <text:p text:style-name="P6"><text:tab/><text:tab/>do</text:p>
      <text:p text:style-name="P6"><text:soft-page-break/><text:tab/><text:tab/><text:tab/>board.set_status (r - 2, c, board.occupied_slot)</text:p>
      <text:p text:style-name="P6"><text:tab/><text:tab/><text:tab/>board.set_statuses (r - 1, r, c, c, board.unoccupied_slot)</text:p>
      <text:p text:style-name="P6"><text:tab/><text:tab/>ensure</text:p>
      <text:p text:style-name="P6"><text:tab/><text:tab/><text:tab/>slots_properly_set: board.status_of (r, c) ~ board.unoccupied_slot and board.status_of (r - 1, c) ~ board.unoccupied_slot and board.status_of (r - 2, c) ~ board.occupied_slot</text:p>
      <text:p text:style-name="P6"><text:tab/><text:tab/><text:tab/>other_slots_unchanged: board.matches_slots_except (board, r - 2, r, c, c)</text:p>
      <text:p text:style-name="P6"><text:tab/><text:tab/>end</text:p>
      <text:p text:style-name="P6"/>
      <text:p text:style-name="P6"><text:tab/>move_down (r, c: INTEGER_32)</text:p>
      <text:p text:style-name="P6"><text:tab/><text:tab/>require</text:p>
      <text:p text:style-name="P6"><text:tab/><text:tab/><text:tab/>from_slot_valid_column: board.is_valid_column (c)</text:p>
      <text:p text:style-name="P6"><text:tab/><text:tab/><text:tab/>from_slot_valid_row: r &gt;= 1 and r &lt; 6</text:p>
      <text:p text:style-name="P6"><text:tab/><text:tab/><text:tab/>middle_slot_valid_row: r + 1 &gt;= 2 and r + 1 &lt; 7</text:p>
      <text:p text:style-name="P6"><text:tab/><text:tab/><text:tab/>to_slot_valid_row: r + 2 &gt; 2 and r + 2 &lt;= 7</text:p>
      <text:p text:style-name="P6"><text:tab/><text:tab/><text:tab/>from_slot_occupied: board.status_of (r, c) ~ board.occupied_slot</text:p>
      <text:p text:style-name="P6"><text:tab/><text:tab/><text:tab/>middle_slot_occupied: board.status_of (r + 1, c) ~ board.occupied_slot</text:p>
      <text:p text:style-name="P6"><text:tab/><text:tab/><text:tab/>to_slot_unoccupied: board.status_of (r + 2, c) ~ board.unoccupied_slot</text:p>
      <text:p text:style-name="P6"><text:tab/><text:tab/>do</text:p>
      <text:p text:style-name="P6"><text:tab/><text:tab/><text:tab/>board.set_status (r + 2, c, board.occupied_slot)</text:p>
      <text:p text:style-name="P6"><text:tab/><text:tab/><text:tab/>board.set_statuses (r, r + 1, c, c, board.unoccupied_slot)</text:p>
      <text:p text:style-name="P6"><text:tab/><text:tab/>ensure</text:p>
      <text:p text:style-name="P6"><text:tab/><text:tab/><text:tab/>slots_properly_set: board.status_of (r, c) ~ board.unoccupied_slot and board.status_of (r + 1, c) ~ board.unoccupied_slot and board.status_of (r + 2, c) ~ board.occupied_slot</text:p>
      <text:p text:style-name="P6"><text:tab/><text:tab/><text:tab/>other_slots_unchanged: board.matches_slots_except (board, r, r + 1, c, c)</text:p>
      <text:p text:style-name="P6"><text:tab/><text:tab/>end</text:p>
      <text:p text:style-name="P6"><text:tab/></text:p>
      <text:p text:style-name="P6">feature {NONE} -- Moves Query</text:p>
      <text:p text:style-name="P6"/>
      <text:p text:style-name="P6"><text:tab/>moves_possible (r, c: INTEGER_32): BOOLEAN</text:p>
      <text:p text:style-name="P6"><text:tab/><text:tab/><text:tab/>-- Checks to see if a move is possible in all four directions</text:p>
      <text:p text:style-name="P6"><text:tab/><text:tab/>local</text:p>
      <text:p text:style-name="P6"><text:tab/><text:tab/><text:tab/>right_move: BOOLEAN</text:p>
      <text:p text:style-name="P6"><text:tab/><text:tab/><text:tab/>left_move: BOOLEAN</text:p>
      <text:p text:style-name="P6"><text:tab/><text:tab/><text:tab/>up_move: BOOLEAN</text:p>
      <text:p text:style-name="P6"><text:tab/><text:tab/><text:tab/>down_move: BOOLEAN</text:p>
      <text:p text:style-name="P6"><text:tab/><text:tab/><text:tab/>bounded_right: BOOLEAN</text:p>
      <text:p text:style-name="P6"><text:soft-page-break/><text:tab/><text:tab/><text:tab/>bounded_left: BOOLEAN</text:p>
      <text:p text:style-name="P6"><text:tab/><text:tab/><text:tab/>bounded_up: BOOLEAN</text:p>
      <text:p text:style-name="P6"><text:tab/><text:tab/><text:tab/>bounded_down: BOOLEAN</text:p>
      <text:p text:style-name="P6"><text:tab/><text:tab/>do</text:p>
      <text:p text:style-name="P6"><text:tab/><text:tab/><text:tab/>bounded_right := (c + 2) &lt;= 7</text:p>
      <text:p text:style-name="P6"><text:tab/><text:tab/><text:tab/>bounded_left := (c - 2) &gt;= 1</text:p>
      <text:p text:style-name="P6"><text:tab/><text:tab/><text:tab/>bounded_up := (r - 2) &gt;= 1</text:p>
      <text:p text:style-name="P6"><text:tab/><text:tab/><text:tab/>bounded_down := (r + 2) &lt;= 7</text:p>
      <text:p text:style-name="P6"><text:tab/><text:tab/><text:tab/>if bounded_right = True then</text:p>
      <text:p text:style-name="P6"><text:tab/><text:tab/><text:tab/><text:tab/>right_move := board.status_of (r, c) = board.occupied_slot and board.status_of (r, c + 1) = board.occupied_slot and board.status_of (r, c + 2) = board.unoccupied_slot</text:p>
      <text:p text:style-name="P6"><text:tab/><text:tab/><text:tab/>end</text:p>
      <text:p text:style-name="P6"><text:tab/><text:tab/><text:tab/>if bounded_left = True then</text:p>
      <text:p text:style-name="P6"><text:tab/><text:tab/><text:tab/><text:tab/>left_move := board.status_of (r, c) = board.occupied_slot and board.status_of (r, c - 1) = board.occupied_slot and board.status_of (r, c - 2) = board.unoccupied_slot</text:p>
      <text:p text:style-name="P6"><text:tab/><text:tab/><text:tab/>end</text:p>
      <text:p text:style-name="P6"><text:tab/><text:tab/><text:tab/>if bounded_up = True then</text:p>
      <text:p text:style-name="P6"><text:tab/><text:tab/><text:tab/><text:tab/>up_move := board.status_of (r, c) = board.occupied_slot and board.status_of (r - 1, c) = board.occupied_slot and board.status_of (r - 2, c) = board.unoccupied_slot</text:p>
      <text:p text:style-name="P6"><text:tab/><text:tab/><text:tab/>end</text:p>
      <text:p text:style-name="P6"><text:tab/><text:tab/><text:tab/>if bounded_down = True then</text:p>
      <text:p text:style-name="P6"><text:tab/><text:tab/><text:tab/><text:tab/>down_move := board.status_of (r, c) = board.occupied_slot and board.status_of (r + 1, c) = board.occupied_slot and board.status_of (r + 2, c) = board.unoccupied_slot</text:p>
      <text:p text:style-name="P6"><text:tab/><text:tab/><text:tab/>end</text:p>
      <text:p text:style-name="P6"><text:tab/><text:tab/><text:tab/>Result := right_move or left_move or up_move or down_move</text:p>
      <text:p text:style-name="P6"><text:tab/><text:tab/>end</text:p>
      <text:p text:style-name="P6"><text:tab/></text:p>
      <text:p text:style-name="P6">feature -- Status Queries</text:p>
      <text:p text:style-name="P6"/>
      <text:p text:style-name="P6"><text:tab/>is_over: BOOLEAN</text:p>
      <text:p text:style-name="P6"><text:tab/><text:tab/><text:tab/>-- Is the current game 'over'?</text:p>
      <text:p text:style-name="P6"><text:tab/><text:tab/><text:tab/>-- i.e., no further movements are possible.</text:p>
      <text:p text:style-name="P6"><text:tab/><text:tab/>do</text:p>
      <text:p text:style-name="P6"><text:tab/><text:tab/><text:tab/>Result := not across</text:p>
      <text:p text:style-name="P6"><text:tab/><text:tab/><text:tab/><text:tab/>1 |..| board.number_of_rows as m</text:p>
      <text:p text:style-name="P6"><text:tab/><text:tab/><text:tab/>some</text:p>
      <text:p text:style-name="P6"><text:soft-page-break/><text:tab/><text:tab/><text:tab/><text:tab/>across</text:p>
      <text:p text:style-name="P6"><text:tab/><text:tab/><text:tab/><text:tab/><text:tab/>1 |..| board.number_of_columns as n</text:p>
      <text:p text:style-name="P6"><text:tab/><text:tab/><text:tab/><text:tab/>some</text:p>
      <text:p text:style-name="P6"><text:tab/><text:tab/><text:tab/><text:tab/><text:tab/>moves_possible (m.item, n.item)</text:p>
      <text:p text:style-name="P6"><text:tab/><text:tab/><text:tab/><text:tab/>end</text:p>
      <text:p text:style-name="P6"><text:tab/><text:tab/><text:tab/>end</text:p>
      <text:p text:style-name="P6"><text:tab/><text:tab/>ensure</text:p>
      <text:p text:style-name="P6"><text:tab/><text:tab/><text:tab/>correct_result: Result = not across</text:p>
      <text:p text:style-name="P6"><text:tab/><text:tab/><text:tab/><text:tab/><text:tab/>1 |..| board.number_of_rows as m</text:p>
      <text:p text:style-name="P6"><text:tab/><text:tab/><text:tab/><text:tab/>some</text:p>
      <text:p text:style-name="P6"><text:tab/><text:tab/><text:tab/><text:tab/><text:tab/>across</text:p>
      <text:p text:style-name="P6"><text:tab/><text:tab/><text:tab/><text:tab/><text:tab/><text:tab/>1 |..| board.number_of_columns as n</text:p>
      <text:p text:style-name="P6"><text:tab/><text:tab/><text:tab/><text:tab/><text:tab/>some</text:p>
      <text:p text:style-name="P6"><text:tab/><text:tab/><text:tab/><text:tab/><text:tab/><text:tab/>moves_possible (m.item, n.item)</text:p>
      <text:p text:style-name="P6"><text:tab/><text:tab/><text:tab/><text:tab/><text:tab/>end</text:p>
      <text:p text:style-name="P6"><text:tab/><text:tab/><text:tab/><text:tab/>end</text:p>
      <text:p text:style-name="P6"><text:tab/><text:tab/>end</text:p>
      <text:p text:style-name="P6"/>
      <text:p text:style-name="P6"><text:tab/>is_won: BOOLEAN</text:p>
      <text:p text:style-name="P6"><text:tab/><text:tab/><text:tab/>-- Has the current game been won?</text:p>
      <text:p text:style-name="P6"><text:tab/><text:tab/><text:tab/>-- i.e., there's only one occupied slot on the board.</text:p>
      <text:p text:style-name="P6"><text:tab/><text:tab/>do</text:p>
      <text:p text:style-name="P6"><text:tab/><text:tab/><text:tab/>Result := board.number_of_occupied_slots = 1</text:p>
      <text:p text:style-name="P6"><text:tab/><text:tab/>ensure</text:p>
      <text:p text:style-name="P6"><text:tab/><text:tab/><text:tab/>game_won_iff_one_occupied_slot_left: Result = (board.number_of_occupied_slots = 1)</text:p>
      <text:p text:style-name="P6"><text:tab/><text:tab/><text:tab/>winning_a_game_means_game_over: Result implies is_over</text:p>
      <text:p text:style-name="P6"><text:tab/><text:tab/>end</text:p>
      <text:p text:style-name="P6"><text:tab/></text:p>
      <text:p text:style-name="P6">feature -- Output</text:p>
      <text:p text:style-name="P6"/>
      <text:p text:style-name="P6"><text:tab/>out: STRING_8</text:p>
      <text:p text:style-name="P6"><text:tab/><text:tab/><text:tab/>-- String representation of current game.</text:p>
      <text:p text:style-name="P6"><text:tab/><text:tab/><text:tab/>-- Do not modify this feature!</text:p>
      <text:p text:style-name="P6"><text:tab/><text:tab/>do</text:p>
      <text:p text:style-name="P6"><text:tab/><text:tab/><text:tab/>create Result.make_empty</text:p>
      <text:p text:style-name="P6"><text:tab/><text:tab/><text:tab/>Result.append ("Game is over: " + boolean_to_yes_no (is_over) + "%N")</text:p>
      <text:p text:style-name="P6"><text:soft-page-break/><text:tab/><text:tab/><text:tab/>Result.append ("Game is won : " + boolean_to_yes_no (is_won) + "%N")</text:p>
      <text:p text:style-name="P6"><text:tab/><text:tab/><text:tab/>Result.append ("Board Status:%N")</text:p>
      <text:p text:style-name="P6"><text:tab/><text:tab/><text:tab/>Result.append (board.out)</text:p>
      <text:p text:style-name="P6"><text:tab/><text:tab/>end</text:p>
      <text:p text:style-name="P6"><text:tab/></text:p>
      <text:p text:style-name="P6">feature -- Auxiliary Routines</text:p>
      <text:p text:style-name="P6"/>
      <text:p text:style-name="P6"><text:tab/>boolean_to_yes_no (b: BOOLEAN): STRING_8</text:p>
      <text:p text:style-name="P6"><text:tab/><text:tab/><text:tab/>-- 'Yes' or 'No' corresponding to 'b'.</text:p>
      <text:p text:style-name="P6"><text:tab/><text:tab/>do</text:p>
      <text:p text:style-name="P6"><text:tab/><text:tab/><text:tab/>if b then</text:p>
      <text:p text:style-name="P6"><text:tab/><text:tab/><text:tab/><text:tab/>Result := "Yes"</text:p>
      <text:p text:style-name="P6"><text:tab/><text:tab/><text:tab/>else</text:p>
      <text:p text:style-name="P6"><text:tab/><text:tab/><text:tab/><text:tab/>Result := "No"</text:p>
      <text:p text:style-name="P6"><text:tab/><text:tab/><text:tab/>end</text:p>
      <text:p text:style-name="P6"><text:tab/><text:tab/>end</text:p>
      <text:p text:style-name="P6"><text:tab/></text:p>
      <text:p text:style-name="P6">feature -- Board</text:p>
      <text:p text:style-name="P6"/>
      <text:p text:style-name="P6"><text:tab/>bta: BOARD_TEMPLATES_ACCESS</text:p>
      <text:p text:style-name="P6"/>
      <text:p text:style-name="P6"><text:tab/>board: BOARD</text:p>
      <text:p text:style-name="P6"><text:tab/></text:p>
      <text:p text:style-name="P6">end -- class GAME</text:p>
      <text:p text:style-name="P6"/>
      <text:p text:style-name="P6"/>
      <text:p text:style-name="P5">Board</text:p>
      <text:p text:style-name="P5"/>
      <text:p text:style-name="P7">note</text:p>
      <text:p text:style-name="P7"><text:tab/>description: "A board for the peg solitaire game."</text:p>
      <text:p text:style-name="P7"><text:tab/>author: ""</text:p>
      <text:p text:style-name="P7"><text:tab/>date: "$Date$"</text:p>
      <text:p text:style-name="P7"><text:tab/>revision: "$Revision$"</text:p>
      <text:p text:style-name="P7"/>
      <text:p text:style-name="P7">class</text:p>
      <text:p text:style-name="P7"><text:soft-page-break/><text:tab/>BOARD</text:p>
      <text:p text:style-name="P7"/>
      <text:p text:style-name="P7">inherit</text:p>
      <text:p text:style-name="P7"><text:tab/>ANY</text:p>
      <text:p text:style-name="P7"><text:tab/><text:tab/>redefine</text:p>
      <text:p text:style-name="P7"><text:tab/><text:tab/><text:tab/>out, is_equal</text:p>
      <text:p text:style-name="P7"><text:tab/><text:tab/>end</text:p>
      <text:p text:style-name="P7"/>
      <text:p text:style-name="P7">create</text:p>
      <text:p text:style-name="P7"><text:tab/>make_default,</text:p>
      <text:p text:style-name="P7"><text:tab/>make_easy,</text:p>
      <text:p text:style-name="P7"><text:tab/>make_cross,</text:p>
      <text:p text:style-name="P7"><text:tab/>make_plus,</text:p>
      <text:p text:style-name="P7"><text:tab/>make_pyramid,</text:p>
      <text:p text:style-name="P7"><text:tab/>make_arrow,</text:p>
      <text:p text:style-name="P7"><text:tab/>make_diamond,</text:p>
      <text:p text:style-name="P7"><text:tab/>make_skull</text:p>
      <text:p text:style-name="P7"/>
      <text:p text:style-name="P7"/>
      <text:p text:style-name="P7">feature -- Constructor</text:p>
      <text:p text:style-name="P7"><text:tab/>make_default</text:p>
      <text:p text:style-name="P7"><text:tab/><text:tab/><text:tab/>-- Initialize a default board with all slots unavailable.</text:p>
      <text:p text:style-name="P7"><text:tab/><text:tab/>do</text:p>
      <text:p text:style-name="P7"><text:tab/><text:tab/><text:tab/>create imp.make_filled (unavailable_slot, 7, 7)</text:p>
      <text:p text:style-name="P7"><text:tab/><text:tab/>ensure</text:p>
      <text:p text:style-name="P7"><text:tab/><text:tab/><text:tab/>board_set:</text:p>
      <text:p text:style-name="P7"><text:tab/><text:tab/><text:tab/><text:tab/>Current ~bta.templates.default_board</text:p>
      <text:p text:style-name="P7"><text:tab/><text:tab/>end</text:p>
      <text:p text:style-name="P7"/>
      <text:p text:style-name="P7"><text:tab/>make_easy</text:p>
      <text:p text:style-name="P7"><text:tab/><text:tab/><text:tab/>-- Initialize an easy board.</text:p>
      <text:p text:style-name="P7"><text:tab/><text:tab/>do</text:p>
      <text:p text:style-name="P7"><text:tab/><text:tab/><text:tab/>make_default</text:p>
      <text:p text:style-name="P7"><text:tab/><text:tab/><text:tab/>set_status (1, 4, unoccupied_slot)</text:p>
      <text:p text:style-name="P7"><text:tab/><text:tab/><text:tab/>set_status (4, 4, unoccupied_slot)</text:p>
      <text:p text:style-name="P7"><text:tab/><text:tab/><text:tab/>set_status (6, 4, unoccupied_slot)</text:p>
      <text:p text:style-name="P7"><text:soft-page-break/><text:tab/><text:tab/><text:tab/>set_statuses (2, 3, 4, 4, occupied_slot)</text:p>
      <text:p text:style-name="P7"><text:tab/><text:tab/><text:tab/>set_status (5, 4, occupied_slot)</text:p>
      <text:p text:style-name="P7"><text:tab/><text:tab/>ensure</text:p>
      <text:p text:style-name="P7"><text:tab/><text:tab/><text:tab/>board_set: Current ~ bta.templates.easy_board</text:p>
      <text:p text:style-name="P7"><text:tab/><text:tab/>end</text:p>
      <text:p text:style-name="P7"/>
      <text:p text:style-name="P7"><text:tab/>make_cross</text:p>
      <text:p text:style-name="P7"><text:tab/><text:tab/><text:tab/>-- Initialize a Cross board.</text:p>
      <text:p text:style-name="P7"><text:tab/><text:tab/>do</text:p>
      <text:p text:style-name="P7"><text:tab/><text:tab/><text:tab/>make_default</text:p>
      <text:p text:style-name="P7"><text:tab/><text:tab/><text:tab/>set_statuses (1, 7, 1, 7, unoccupied_slot)</text:p>
      <text:p text:style-name="P7"><text:tab/><text:tab/><text:tab/>set_statuses (1, 1, 1, 2, unavailable_slot)</text:p>
      <text:p text:style-name="P7"><text:tab/><text:tab/><text:tab/>set_statuses (1, 1,6,7,unavailable_slot)</text:p>
      <text:p text:style-name="P7"><text:tab/><text:tab/><text:tab/>set_statuses (2, 2, 1, 2, unavailable_slot)</text:p>
      <text:p text:style-name="P7"><text:tab/><text:tab/><text:tab/>set_statuses (2, 2, 6, 7, unavailable_slot)</text:p>
      <text:p text:style-name="P7"><text:tab/><text:tab/><text:tab/>set_statuses (6, 6, 1, 2, unavailable_slot)</text:p>
      <text:p text:style-name="P7"><text:tab/><text:tab/><text:tab/>set_statuses (6, 6, 6, 7, unavailable_slot)</text:p>
      <text:p text:style-name="P7"><text:tab/><text:tab/><text:tab/>set_statuses (7, 7, 1, 2, unavailable_slot)</text:p>
      <text:p text:style-name="P7"><text:tab/><text:tab/><text:tab/>set_statuses (7, 7, 6, 7, unavailable_slot)</text:p>
      <text:p text:style-name="P7"><text:tab/><text:tab/><text:tab/>set_status (2, 4, occupied_slot)</text:p>
      <text:p text:style-name="P7"><text:tab/><text:tab/><text:tab/>set_status (4, 4, occupied_slot)</text:p>
      <text:p text:style-name="P7"><text:tab/><text:tab/><text:tab/>set_status (5, 4, occupied_slot)</text:p>
      <text:p text:style-name="P7"><text:tab/><text:tab/><text:tab/>set_statuses (3, 3, 3, 5, occupied_slot)</text:p>
      <text:p text:style-name="P7"/>
      <text:p text:style-name="P7"><text:tab/><text:tab/>ensure</text:p>
      <text:p text:style-name="P7"><text:tab/><text:tab/><text:tab/>board_set:</text:p>
      <text:p text:style-name="P7"><text:tab/><text:tab/><text:tab/><text:tab/>current ~ bta.templates.cross_board</text:p>
      <text:p text:style-name="P7"><text:tab/><text:tab/>end</text:p>
      <text:p text:style-name="P7"/>
      <text:p text:style-name="P7"><text:tab/>make_plus</text:p>
      <text:p text:style-name="P7"><text:tab/><text:tab/><text:tab/>-- Initialize a Plus board.</text:p>
      <text:p text:style-name="P7"><text:tab/><text:tab/>do</text:p>
      <text:p text:style-name="P7"><text:tab/><text:tab/><text:tab/>make_default</text:p>
      <text:p text:style-name="P7"><text:tab/><text:tab/><text:tab/>set_statuses (1, 7, 1, 7, unoccupied_slot)</text:p>
      <text:p text:style-name="P7"><text:tab/><text:tab/><text:tab/>set_statuses (1, 1, 1, 2, unavailable_slot)</text:p>
      <text:p text:style-name="P7"><text:tab/><text:tab/><text:tab/>set_statuses (1, 1,6,7,unavailable_slot)</text:p>
      <text:p text:style-name="P7"><text:soft-page-break/><text:tab/><text:tab/><text:tab/>set_statuses (2, 2, 1, 2, unavailable_slot)</text:p>
      <text:p text:style-name="P7"><text:tab/><text:tab/><text:tab/>set_statuses (2, 2, 6, 7, unavailable_slot)</text:p>
      <text:p text:style-name="P7"><text:tab/><text:tab/><text:tab/>set_statuses (6, 6, 1, 2, unavailable_slot)</text:p>
      <text:p text:style-name="P7"><text:tab/><text:tab/><text:tab/>set_statuses (6, 6, 6, 7, unavailable_slot)</text:p>
      <text:p text:style-name="P7"><text:tab/><text:tab/><text:tab/>set_statuses (7, 7, 1, 2, unavailable_slot)</text:p>
      <text:p text:style-name="P7"><text:tab/><text:tab/><text:tab/>set_statuses (7, 7, 6, 7, unavailable_slot)</text:p>
      <text:p text:style-name="P7"><text:tab/><text:tab/><text:tab/>set_status (2, 4, occupied_slot)</text:p>
      <text:p text:style-name="P7"><text:tab/><text:tab/><text:tab/>set_status (3, 4, occupied_slot)</text:p>
      <text:p text:style-name="P7"><text:tab/><text:tab/><text:tab/>set_statuses (4, 4, 2, 6, occupied_slot)</text:p>
      <text:p text:style-name="P7"><text:tab/><text:tab/><text:tab/>set_status (5, 4, occupied_slot)</text:p>
      <text:p text:style-name="P7"><text:tab/><text:tab/><text:tab/>set_status (6, 4, occupied_slot)</text:p>
      <text:p text:style-name="P7"><text:tab/><text:tab/>ensure</text:p>
      <text:p text:style-name="P7"><text:tab/><text:tab/><text:tab/>board_set:</text:p>
      <text:p text:style-name="P7"><text:tab/><text:tab/><text:tab/><text:tab/>current~bta.templates.plus_board</text:p>
      <text:p text:style-name="P7"><text:tab/><text:tab/>end</text:p>
      <text:p text:style-name="P7"/>
      <text:p text:style-name="P7"><text:tab/>make_pyramid</text:p>
      <text:p text:style-name="P7"><text:tab/><text:tab/><text:tab/>-- Initialize a Pyramid board.</text:p>
      <text:p text:style-name="P7"><text:tab/><text:tab/>do</text:p>
      <text:p text:style-name="P7"><text:tab/><text:tab/><text:tab/>make_default</text:p>
      <text:p text:style-name="P7"><text:tab/><text:tab/><text:tab/>set_statuses (1, 7, 1, 7, unoccupied_slot)</text:p>
      <text:p text:style-name="P7"><text:tab/><text:tab/><text:tab/>set_statuses (1, 1, 1, 2, unavailable_slot)</text:p>
      <text:p text:style-name="P7"><text:tab/><text:tab/><text:tab/>set_statuses (1, 1,6,7,unavailable_slot)</text:p>
      <text:p text:style-name="P7"><text:tab/><text:tab/><text:tab/>set_statuses (2, 2, 1, 2, unavailable_slot)</text:p>
      <text:p text:style-name="P7"><text:tab/><text:tab/><text:tab/>set_statuses (2, 2, 6, 7, unavailable_slot)</text:p>
      <text:p text:style-name="P7"><text:tab/><text:tab/><text:tab/>set_statuses (6, 6, 1, 2, unavailable_slot)</text:p>
      <text:p text:style-name="P7"><text:tab/><text:tab/><text:tab/>set_statuses (6, 6, 6, 7, unavailable_slot)</text:p>
      <text:p text:style-name="P7"><text:tab/><text:tab/><text:tab/>set_statuses (7, 7, 1, 2, unavailable_slot)</text:p>
      <text:p text:style-name="P7"><text:tab/><text:tab/><text:tab/>set_statuses (7, 7, 6, 7, unavailable_slot)</text:p>
      <text:p text:style-name="P7"><text:tab/><text:tab/><text:tab/>set_status (2, 4, occupied_slot)</text:p>
      <text:p text:style-name="P7"><text:tab/><text:tab/><text:tab/>set_statuses (3, 3, 3,5, occupied_slot)</text:p>
      <text:p text:style-name="P7"><text:tab/><text:tab/><text:tab/>set_statuses (4, 4, 2, 6, occupied_slot)</text:p>
      <text:p text:style-name="P7"><text:tab/><text:tab/><text:tab/>set_statuses (5, 5, 1, 7, occupied_slot)</text:p>
      <text:p text:style-name="P7"><text:tab/><text:tab/>ensure</text:p>
      <text:p text:style-name="P7"><text:tab/><text:tab/><text:tab/>board_set:</text:p>
      <text:p text:style-name="P7"><text:tab/><text:tab/><text:tab/><text:tab/>current~bta.templates.pyramid_board</text:p>
      <text:p text:style-name="P7"><text:soft-page-break/><text:tab/><text:tab/>end</text:p>
      <text:p text:style-name="P7"/>
      <text:p text:style-name="P7"><text:tab/>make_arrow</text:p>
      <text:p text:style-name="P7"><text:tab/><text:tab/><text:tab/>-- Initialize a Arrow board.</text:p>
      <text:p text:style-name="P7"><text:tab/><text:tab/>do</text:p>
      <text:p text:style-name="P7"><text:tab/><text:tab/><text:tab/>make_default</text:p>
      <text:p text:style-name="P7"><text:tab/><text:tab/><text:tab/>set_statuses (1, 7, 1, 7, unoccupied_slot)</text:p>
      <text:p text:style-name="P7"><text:tab/><text:tab/><text:tab/>set_statuses (1, 1, 1, 2, unavailable_slot)</text:p>
      <text:p text:style-name="P7"><text:tab/><text:tab/><text:tab/>set_statuses (1, 1,6,7,unavailable_slot)</text:p>
      <text:p text:style-name="P7"><text:tab/><text:tab/><text:tab/>set_statuses (2, 2, 1, 2, unavailable_slot)</text:p>
      <text:p text:style-name="P7"><text:tab/><text:tab/><text:tab/>set_statuses (2, 2, 6, 7, unavailable_slot)</text:p>
      <text:p text:style-name="P7"><text:tab/><text:tab/><text:tab/>set_statuses (6, 6, 1, 2, unavailable_slot)</text:p>
      <text:p text:style-name="P7"><text:tab/><text:tab/><text:tab/>set_statuses (6, 6, 6, 7, unavailable_slot)</text:p>
      <text:p text:style-name="P7"><text:tab/><text:tab/><text:tab/>set_statuses (7, 7, 1, 2, unavailable_slot)</text:p>
      <text:p text:style-name="P7"><text:tab/><text:tab/><text:tab/>set_statuses (7, 7, 6, 7, unavailable_slot)</text:p>
      <text:p text:style-name="P7"><text:tab/><text:tab/><text:tab/>set_status (1,4, occupied_slot)</text:p>
      <text:p text:style-name="P7"><text:tab/><text:tab/><text:tab/>set_statuses (2, 2, 3, 5, occupied_slot)</text:p>
      <text:p text:style-name="P7"><text:tab/><text:tab/><text:tab/>set_statuses (3, 3, 2, 6, occupied_slot)</text:p>
      <text:p text:style-name="P7"><text:tab/><text:tab/><text:tab/>set_status (4, 4, occupied_slot)</text:p>
      <text:p text:style-name="P7"><text:tab/><text:tab/><text:tab/>set_status (5, 4, occupied_slot)</text:p>
      <text:p text:style-name="P7"><text:tab/><text:tab/><text:tab/>set_statuses (6, 6, 3, 5, occupied_slot)</text:p>
      <text:p text:style-name="P7"><text:tab/><text:tab/><text:tab/>set_statuses (7, 7, 3, 5, occupied_slot)</text:p>
      <text:p text:style-name="P7"><text:tab/><text:tab/><text:tab/>ensure</text:p>
      <text:p text:style-name="P7"><text:tab/><text:tab/><text:tab/>board_set:</text:p>
      <text:p text:style-name="P7"><text:tab/><text:tab/><text:tab/><text:tab/>current ~ bta.templates.arrow_board</text:p>
      <text:p text:style-name="P7"><text:tab/><text:tab/>end</text:p>
      <text:p text:style-name="P7"/>
      <text:p text:style-name="P7"><text:tab/>make_diamond</text:p>
      <text:p text:style-name="P7"><text:tab/><text:tab/><text:tab/>-- Initialize a Diamond board.</text:p>
      <text:p text:style-name="P7"><text:tab/><text:tab/>do</text:p>
      <text:p text:style-name="P7"><text:tab/><text:tab/><text:tab/>make_default</text:p>
      <text:p text:style-name="P7"><text:tab/><text:tab/><text:tab/>set_statuses (1, 7, 1, 7, unoccupied_slot)</text:p>
      <text:p text:style-name="P7"><text:tab/><text:tab/><text:tab/>set_statuses (1, 1, 1, 2, unavailable_slot)</text:p>
      <text:p text:style-name="P7"><text:tab/><text:tab/><text:tab/>set_statuses (1, 1, 6, 7,unavailable_slot)</text:p>
      <text:p text:style-name="P7"><text:tab/><text:tab/><text:tab/>set_statuses (2, 2, 1, 2, unavailable_slot)</text:p>
      <text:p text:style-name="P7"><text:tab/><text:tab/><text:tab/>set_statuses (2, 2, 6, 7, unavailable_slot)</text:p>
      <text:p text:style-name="P7"><text:soft-page-break/><text:tab/><text:tab/><text:tab/>set_statuses (6, 6, 1, 2, unavailable_slot)</text:p>
      <text:p text:style-name="P7"><text:tab/><text:tab/><text:tab/>set_statuses (6, 6, 6, 7, unavailable_slot)</text:p>
      <text:p text:style-name="P7"><text:tab/><text:tab/><text:tab/>set_statuses (7, 7, 1, 2, unavailable_slot)</text:p>
      <text:p text:style-name="P7"><text:tab/><text:tab/><text:tab/>set_statuses (7, 7, 6, 7, unavailable_slot)</text:p>
      <text:p text:style-name="P7"><text:tab/><text:tab/><text:tab/>set_status (1,4, occupied_slot)</text:p>
      <text:p text:style-name="P7"><text:tab/><text:tab/><text:tab/>set_statuses (2, 2, 3, 5, occupied_slot)</text:p>
      <text:p text:style-name="P7"><text:tab/><text:tab/><text:tab/>set_statuses (3, 3, 2, 6, occupied_slot)</text:p>
      <text:p text:style-name="P7"><text:tab/><text:tab/><text:tab/>set_statuses (4, 4, 1, 3, occupied_slot)</text:p>
      <text:p text:style-name="P7"><text:tab/><text:tab/><text:tab/>set_statuses (4, 4, 5, 7, occupied_slot)</text:p>
      <text:p text:style-name="P7"><text:tab/><text:tab/><text:tab/>set_statuses (5, 5, 2, 6, occupied_slot)</text:p>
      <text:p text:style-name="P7"><text:tab/><text:tab/><text:tab/>set_statuses (6, 6, 3, 5, occupied_slot)</text:p>
      <text:p text:style-name="P7"><text:tab/><text:tab/><text:tab/>set_status (7, 4, occupied_slot)</text:p>
      <text:p text:style-name="P7"><text:tab/><text:tab/>ensure</text:p>
      <text:p text:style-name="P7"><text:tab/><text:tab/><text:tab/>board_set:</text:p>
      <text:p text:style-name="P7"><text:tab/><text:tab/><text:tab/><text:tab/>current~bta.templates.diamond_board</text:p>
      <text:p text:style-name="P7"><text:tab/><text:tab/>end</text:p>
      <text:p text:style-name="P7"/>
      <text:p text:style-name="P7"><text:tab/>make_skull</text:p>
      <text:p text:style-name="P7"><text:tab/><text:tab/><text:tab/>-- Initialize a Skull board.</text:p>
      <text:p text:style-name="P7"><text:tab/><text:tab/>do</text:p>
      <text:p text:style-name="P7"><text:tab/><text:tab/><text:tab/>make_default</text:p>
      <text:p text:style-name="P7"><text:tab/><text:tab/><text:tab/>set_statuses (1, 7, 1, 7, unoccupied_slot)</text:p>
      <text:p text:style-name="P7"><text:tab/><text:tab/><text:tab/>set_statuses (1, 1, 1, 2, unavailable_slot)</text:p>
      <text:p text:style-name="P7"><text:tab/><text:tab/><text:tab/>set_statuses (1, 1, 6, 7,unavailable_slot)</text:p>
      <text:p text:style-name="P7"><text:tab/><text:tab/><text:tab/>set_statuses (2, 2, 1, 2, unavailable_slot)</text:p>
      <text:p text:style-name="P7"><text:tab/><text:tab/><text:tab/>set_statuses (2, 2, 6, 7, unavailable_slot)</text:p>
      <text:p text:style-name="P7"><text:tab/><text:tab/><text:tab/>set_statuses (6, 6, 1, 2, unavailable_slot)</text:p>
      <text:p text:style-name="P7"><text:tab/><text:tab/><text:tab/>set_statuses (6, 6, 6, 7, unavailable_slot)</text:p>
      <text:p text:style-name="P7"><text:tab/><text:tab/><text:tab/>set_statuses (7, 7, 1, 2, unavailable_slot)</text:p>
      <text:p text:style-name="P7"><text:tab/><text:tab/><text:tab/>set_statuses (7, 7, 6, 7, unavailable_slot)</text:p>
      <text:p text:style-name="P7"><text:tab/><text:tab/><text:tab/>set_statuses (1, 1, 3, 5, occupied_slot)</text:p>
      <text:p text:style-name="P7"><text:tab/><text:tab/><text:tab/>set_statuses (2, 2, 3, 5, occupied_slot)</text:p>
      <text:p text:style-name="P7"><text:tab/><text:tab/><text:tab/>set_statuses (3, 3, 2, 6, occupied_slot)</text:p>
      <text:p text:style-name="P7"><text:tab/><text:tab/><text:tab/>set_status (4, 2, occupied_slot)</text:p>
      <text:p text:style-name="P7"><text:tab/><text:tab/><text:tab/>set_status (4, 4, occupied_slot)</text:p>
      <text:p text:style-name="P7"><text:tab/><text:tab/><text:tab/>set_status (4, 6, occupied_slot)</text:p>
      <text:p text:style-name="P7"><text:soft-page-break/><text:tab/><text:tab/><text:tab/>set_statuses (5, 5, 2, 6, occupied_slot)</text:p>
      <text:p text:style-name="P7"><text:tab/><text:tab/><text:tab/>set_statuses (6, 6, 3, 5, occupied_slot)</text:p>
      <text:p text:style-name="P7"><text:tab/><text:tab/><text:tab/>set_statuses (7, 7, 3, 5, occupied_slot)</text:p>
      <text:p text:style-name="P7"><text:tab/><text:tab/>ensure</text:p>
      <text:p text:style-name="P7"><text:tab/><text:tab/><text:tab/>board_set:</text:p>
      <text:p text:style-name="P7"><text:tab/><text:tab/><text:tab/><text:tab/>current~bta.templates.skull_board</text:p>
      <text:p text:style-name="P7"><text:tab/><text:tab/>end</text:p>
      <text:p text:style-name="P7"/>
      <text:p text:style-name="P7">feature -- Auxiliary Commands</text:p>
      <text:p text:style-name="P7"><text:tab/>set_status (r, c: INTEGER; status: SLOT_STATUS)</text:p>
      <text:p text:style-name="P7"><text:tab/><text:tab/><text:tab/>-- Set the status of slot at row 'r' and column 'c' to 'status'.</text:p>
      <text:p text:style-name="P7"><text:tab/><text:tab/>require</text:p>
      <text:p text:style-name="P7"><text:tab/><text:tab/><text:tab/>valid_row:</text:p>
      <text:p text:style-name="P7"><text:tab/><text:tab/><text:tab/><text:tab/>is_valid_column(r)</text:p>
      <text:p text:style-name="P7"><text:tab/><text:tab/><text:tab/>valid_column:</text:p>
      <text:p text:style-name="P7"><text:tab/><text:tab/><text:tab/><text:tab/>is_valid_column(c)</text:p>
      <text:p text:style-name="P7"><text:tab/><text:tab/>do</text:p>
      <text:p text:style-name="P7"><text:tab/><text:tab/><text:tab/>imp.put (status, r, c)</text:p>
      <text:p text:style-name="P7"><text:tab/><text:tab/>ensure</text:p>
      <text:p text:style-name="P7"><text:tab/><text:tab/><text:tab/>slot_set:</text:p>
      <text:p text:style-name="P7"><text:tab/><text:tab/><text:tab/><text:tab/>imp.item (r, c) ~status</text:p>
      <text:p text:style-name="P7"><text:tab/><text:tab/><text:tab/>slots_not_in_range_unchanged:</text:p>
      <text:p text:style-name="P7"><text:tab/><text:tab/><text:tab/><text:tab/>matches_slots_except(current,r,r,c,c)</text:p>
      <text:p text:style-name="P7"><text:tab/><text:tab/>end</text:p>
      <text:p text:style-name="P7"/>
      <text:p text:style-name="P7"><text:tab/>set_statuses (r1, r2, c1, c2: INTEGER; status: SLOT_STATUS)</text:p>
      <text:p text:style-name="P7"><text:tab/><text:tab/><text:tab/>-- Set the range of slots to 'status':</text:p>
      <text:p text:style-name="P7"><text:tab/><text:tab/><text:tab/>-- intersection of rows 'r1' to 'r2' and</text:p>
      <text:p text:style-name="P7"><text:tab/><text:tab/><text:tab/>-- columns 'c1' to 'c2'.</text:p>
      <text:p text:style-name="P7"><text:tab/><text:tab/>require</text:p>
      <text:p text:style-name="P7"><text:tab/><text:tab/><text:tab/>valid_rows:</text:p>
      <text:p text:style-name="P7"><text:tab/><text:tab/><text:tab/><text:tab/>is_valid_row(r1) and is_valid_row(r2)</text:p>
      <text:p text:style-name="P7"><text:tab/><text:tab/><text:tab/>valid_columns:</text:p>
      <text:p text:style-name="P7"><text:tab/><text:tab/><text:tab/><text:tab/>is_valid_column(c1) and is_valid_column(c2)</text:p>
      <text:p text:style-name="P7"><text:tab/><text:tab/><text:tab/>valid_row_range:</text:p>
      <text:p text:style-name="P7"><text:tab/><text:tab/><text:tab/><text:tab/>r1&lt;=r2</text:p>
      <text:p text:style-name="P7"><text:soft-page-break/><text:tab/><text:tab/><text:tab/>valid_column_range:</text:p>
      <text:p text:style-name="P7"><text:tab/><text:tab/><text:tab/><text:tab/>c1&lt;=c2</text:p>
      <text:p text:style-name="P7"><text:tab/><text:tab/>do</text:p>
      <text:p text:style-name="P7"><text:tab/><text:tab/><text:tab/>across</text:p>
      <text:p text:style-name="P7"><text:tab/><text:tab/><text:tab/><text:tab/>r1 |..| r2 as n</text:p>
      <text:p text:style-name="P7"><text:tab/><text:tab/><text:tab/>loop</text:p>
      <text:p text:style-name="P7"><text:tab/><text:tab/><text:tab/><text:tab/>across</text:p>
      <text:p text:style-name="P7"><text:tab/><text:tab/><text:tab/><text:tab/><text:tab/>c1 |..| c2 as m</text:p>
      <text:p text:style-name="P7"><text:tab/><text:tab/><text:tab/><text:tab/>loop</text:p>
      <text:p text:style-name="P7"><text:tab/><text:tab/><text:tab/><text:tab/><text:tab/>imp.put(status, n.item, m.item)</text:p>
      <text:p text:style-name="P7"><text:tab/><text:tab/><text:tab/><text:tab/>end</text:p>
      <text:p text:style-name="P7"><text:tab/><text:tab/><text:tab/>end</text:p>
      <text:p text:style-name="P7"><text:tab/><text:tab/>ensure</text:p>
      <text:p text:style-name="P7"><text:tab/><text:tab/><text:tab/>slots_in_range_set:</text:p>
      <text:p text:style-name="P7"><text:tab/><text:tab/><text:tab/><text:tab/>across</text:p>
      <text:p text:style-name="P7"><text:tab/><text:tab/><text:tab/><text:tab/><text:tab/>r1 |..| r2 as n</text:p>
      <text:p text:style-name="P7"><text:tab/><text:tab/><text:tab/><text:tab/>all</text:p>
      <text:p text:style-name="P7"><text:tab/><text:tab/><text:tab/><text:tab/><text:tab/>across</text:p>
      <text:p text:style-name="P7"><text:tab/><text:tab/><text:tab/><text:tab/><text:tab/><text:tab/>c1 |..| c2 as m</text:p>
      <text:p text:style-name="P7"><text:tab/><text:tab/><text:tab/><text:tab/><text:tab/>all</text:p>
      <text:p text:style-name="P7"><text:tab/><text:tab/><text:tab/><text:tab/><text:tab/><text:tab/>imp.item (n.item, m.item)~status</text:p>
      <text:p text:style-name="P7"><text:tab/><text:tab/><text:tab/><text:tab/><text:tab/>end</text:p>
      <text:p text:style-name="P7"><text:tab/><text:tab/><text:tab/><text:tab/>end</text:p>
      <text:p text:style-name="P7"><text:tab/><text:tab/><text:tab/>slots_not_in_range_unchanged:</text:p>
      <text:p text:style-name="P7"><text:tab/><text:tab/><text:tab/><text:tab/>matches_slots_except (current, r1,r2,c1,c2)</text:p>
      <text:p text:style-name="P7"><text:tab/><text:tab/>end</text:p>
      <text:p text:style-name="P7"/>
      <text:p text:style-name="P7">feature -- Auxiliary Queries</text:p>
      <text:p text:style-name="P7"><text:tab/>matches_slots_except (</text:p>
      <text:p text:style-name="P7"><text:tab/><text:tab/>other: BOARD; r1, r2, c1, c2: INTEGER)</text:p>
      <text:p text:style-name="P7"><text:tab/>: BOOLEAN</text:p>
      <text:p text:style-name="P7"><text:tab/><text:tab/><text:tab/>-- Do slots outside the intersection of</text:p>
      <text:p text:style-name="P7"><text:tab/><text:tab/><text:tab/>-- rows 'r1' to 'r2' and columns 'c1' and 'c2'</text:p>
      <text:p text:style-name="P7"><text:tab/><text:tab/><text:tab/>-- match in Current and 'other'.</text:p>
      <text:p text:style-name="P7"><text:tab/><text:tab/>require</text:p>
      <text:p text:style-name="P7"><text:tab/><text:tab/><text:tab/>consistent_row_numbers:</text:p>
      <text:p text:style-name="P7"><text:soft-page-break/><text:tab/><text:tab/><text:tab/><text:tab/>current.number_of_rows=other.number_of_rows</text:p>
      <text:p text:style-name="P7"><text:tab/><text:tab/><text:tab/>consistent_column_numbers:</text:p>
      <text:p text:style-name="P7"><text:tab/><text:tab/><text:tab/><text:tab/>current.number_of_columns=other.number_of_columns</text:p>
      <text:p text:style-name="P7"><text:tab/><text:tab/><text:tab/>valid_rows:</text:p>
      <text:p text:style-name="P7"><text:tab/><text:tab/><text:tab/><text:tab/>is_valid_row(r1) and is_valid_row(r2)</text:p>
      <text:p text:style-name="P7"><text:tab/><text:tab/><text:tab/>valid_columns:</text:p>
      <text:p text:style-name="P7"><text:tab/><text:tab/><text:tab/><text:tab/>is_valid_column(r1) and is_valid_column(r2)</text:p>
      <text:p text:style-name="P7"><text:tab/><text:tab/><text:tab/>valid_row_range:</text:p>
      <text:p text:style-name="P7"><text:tab/><text:tab/><text:tab/><text:tab/>r1&lt;=r2</text:p>
      <text:p text:style-name="P7"><text:tab/><text:tab/><text:tab/>valid_column_range:</text:p>
      <text:p text:style-name="P7"><text:tab/><text:tab/><text:tab/><text:tab/>c1&lt;=c2</text:p>
      <text:p text:style-name="P7"><text:tab/><text:tab/>do</text:p>
      <text:p text:style-name="P7"><text:tab/><text:tab/><text:tab/>Result:= true</text:p>
      <text:p text:style-name="P7"><text:tab/><text:tab/><text:tab/>across</text:p>
      <text:p text:style-name="P7"><text:tab/><text:tab/><text:tab/><text:tab/>1 |..| number_of_rows as m</text:p>
      <text:p text:style-name="P7"><text:tab/><text:tab/><text:tab/>loop</text:p>
      <text:p text:style-name="P7"><text:tab/><text:tab/><text:tab/><text:tab/>across</text:p>
      <text:p text:style-name="P7"><text:tab/><text:tab/><text:tab/><text:tab/><text:tab/>1 |..| number_of_columns as n</text:p>
      <text:p text:style-name="P7"><text:tab/><text:tab/><text:tab/><text:tab/>loop</text:p>
      <text:p text:style-name="P7"><text:tab/><text:tab/><text:tab/><text:tab/><text:tab/>if<text:tab/>(n.item &lt; c1 or n.item &gt; c2) or (m.item &lt; r1 or m.item &gt; r2)</text:p>
      <text:p text:style-name="P7"><text:tab/><text:tab/><text:tab/><text:tab/><text:tab/>then</text:p>
      <text:p text:style-name="P7"><text:tab/><text:tab/><text:tab/><text:tab/><text:tab/><text:tab/>Result:= Current.status_of (n.item, m.item) ~ other.status_of (n.item, m.item)</text:p>
      <text:p text:style-name="P7"><text:tab/><text:tab/><text:tab/><text:tab/>end</text:p>
      <text:p text:style-name="P7"><text:tab/><text:tab/><text:tab/>end</text:p>
      <text:p text:style-name="P7"><text:tab/><text:tab/><text:tab/>end</text:p>
      <text:p text:style-name="P7"><text:tab/><text:tab/>ensure</text:p>
      <text:p text:style-name="P7"><text:tab/><text:tab/><text:tab/>correct_result:</text:p>
      <text:p text:style-name="P7"><text:tab/><text:tab/><text:tab/><text:tab/>across</text:p>
      <text:p text:style-name="P7"><text:tab/><text:tab/><text:tab/><text:tab/><text:tab/>1 |..| number_of_rows as i</text:p>
      <text:p text:style-name="P7"><text:tab/><text:tab/><text:tab/><text:tab/>all</text:p>
      <text:p text:style-name="P7"><text:tab/><text:tab/><text:tab/><text:tab/><text:tab/>across</text:p>
      <text:p text:style-name="P7"><text:tab/><text:tab/><text:tab/><text:tab/><text:tab/><text:tab/>1 |..| number_of_columns as j</text:p>
      <text:p text:style-name="P7"><text:tab/><text:tab/><text:tab/><text:tab/><text:tab/>all</text:p>
      <text:p text:style-name="P7"><text:tab/><text:tab/><text:tab/><text:tab/><text:tab/><text:tab/>Current.status_of (i.item,j.item) = other.status_of (i.item,j.item) or (i.item &lt;= r2 and i.item &gt;= r1 and j.item &gt;= c1 and j.item &lt;= c2 )</text:p>
      <text:p text:style-name="P7"><text:soft-page-break/><text:tab/><text:tab/><text:tab/><text:tab/>end</text:p>
      <text:p text:style-name="P7"><text:tab/><text:tab/><text:tab/>end</text:p>
      <text:p text:style-name="P7"><text:tab/><text:tab/>end</text:p>
      <text:p text:style-name="P7"/>
      <text:p text:style-name="P7"><text:tab/>unavailable_slot: UNAVAILABLE_SLOT</text:p>
      <text:p text:style-name="P7"><text:tab/><text:tab/><text:tab/>-- A slot not available for movement.</text:p>
      <text:p text:style-name="P7"><text:tab/><text:tab/>do</text:p>
      <text:p text:style-name="P7"><text:tab/><text:tab/><text:tab/>Result := ssa.unavailable_slot</text:p>
      <text:p text:style-name="P7"><text:tab/><text:tab/>ensure</text:p>
      <text:p text:style-name="P7"><text:tab/><text:tab/><text:tab/>Result = ssa.unavailable_slot</text:p>
      <text:p text:style-name="P7"><text:tab/><text:tab/>end</text:p>
      <text:p text:style-name="P7"/>
      <text:p text:style-name="P7"><text:tab/>occupied_slot: OCCUPIED_SLOT</text:p>
      <text:p text:style-name="P7"><text:tab/><text:tab/><text:tab/>-- A slot available for moment but currently occupied.</text:p>
      <text:p text:style-name="P7"><text:tab/><text:tab/>do</text:p>
      <text:p text:style-name="P7"><text:tab/><text:tab/><text:tab/>Result := ssa.occupied_slot</text:p>
      <text:p text:style-name="P7"><text:tab/><text:tab/>ensure</text:p>
      <text:p text:style-name="P7"><text:tab/><text:tab/><text:tab/>Result = ssa.occupied_slot</text:p>
      <text:p text:style-name="P7"><text:tab/><text:tab/>end</text:p>
      <text:p text:style-name="P7"/>
      <text:p text:style-name="P7"><text:tab/>unoccupied_slot: UNOCCUPIED_SLOT</text:p>
      <text:p text:style-name="P7"><text:tab/><text:tab/><text:tab/>-- A slot available for moment and currently unoccupied.</text:p>
      <text:p text:style-name="P7"><text:tab/><text:tab/>do</text:p>
      <text:p text:style-name="P7"><text:tab/><text:tab/><text:tab/>Result := ssa.unoccupied_slot</text:p>
      <text:p text:style-name="P7"><text:tab/><text:tab/>ensure</text:p>
      <text:p text:style-name="P7"><text:tab/><text:tab/><text:tab/>Result = ssa.unoccupied_slot</text:p>
      <text:p text:style-name="P7"><text:tab/><text:tab/>end</text:p>
      <text:p text:style-name="P7"/>
      <text:p text:style-name="P7">feature -- Queries</text:p>
      <text:p text:style-name="P7"><text:tab/>number_of_rows: INTEGER</text:p>
      <text:p text:style-name="P7"><text:tab/><text:tab/><text:tab/>-- Number of rows in the board of game.</text:p>
      <text:p text:style-name="P7"><text:tab/><text:tab/>do</text:p>
      <text:p text:style-name="P7"><text:tab/><text:tab/><text:tab/>Result := imp.height</text:p>
      <text:p text:style-name="P7"><text:tab/><text:tab/>ensure</text:p>
      <text:p text:style-name="P7"><text:tab/><text:tab/><text:tab/>correct_result:</text:p>
      <text:p text:style-name="P7"><text:tab/><text:tab/><text:tab/><text:tab/>Result = imp.height</text:p>
      <text:p text:style-name="P7"><text:soft-page-break/><text:tab/><text:tab/>end</text:p>
      <text:p text:style-name="P7"/>
      <text:p text:style-name="P7"><text:tab/>number_of_columns: INTEGER</text:p>
      <text:p text:style-name="P7"><text:tab/><text:tab/><text:tab/>-- Number of columns in the board of game.</text:p>
      <text:p text:style-name="P7"><text:tab/><text:tab/>do</text:p>
      <text:p text:style-name="P7"><text:tab/><text:tab/><text:tab/>Result := imp.width</text:p>
      <text:p text:style-name="P7"><text:tab/><text:tab/>ensure</text:p>
      <text:p text:style-name="P7"><text:tab/><text:tab/><text:tab/>correct_result:</text:p>
      <text:p text:style-name="P7"><text:tab/><text:tab/><text:tab/><text:tab/>Result = imp.width</text:p>
      <text:p text:style-name="P7"><text:tab/><text:tab/>end</text:p>
      <text:p text:style-name="P7"/>
      <text:p text:style-name="P7"><text:tab/>is_valid_row (r: INTEGER): BOOLEAN</text:p>
      <text:p text:style-name="P7"><text:tab/><text:tab/><text:tab/>-- Is 'r' a valid row number?</text:p>
      <text:p text:style-name="P7"><text:tab/><text:tab/>do</text:p>
      <text:p text:style-name="P7"><text:tab/><text:tab/><text:tab/>Result := r&gt;=1 and r&lt;= number_of_rows</text:p>
      <text:p text:style-name="P7"><text:tab/><text:tab/>ensure</text:p>
      <text:p text:style-name="P7"><text:tab/><text:tab/><text:tab/>correct_result:</text:p>
      <text:p text:style-name="P7"><text:tab/><text:tab/><text:tab/><text:tab/>Result = (r&gt;=1) and (r&lt;= number_of_rows)</text:p>
      <text:p text:style-name="P7"><text:tab/><text:tab/>end</text:p>
      <text:p text:style-name="P7"/>
      <text:p text:style-name="P7"><text:tab/>is_valid_column (c: INTEGER): BOOLEAN</text:p>
      <text:p text:style-name="P7"><text:tab/><text:tab/><text:tab/>-- Is 'x' a valid column number?</text:p>
      <text:p text:style-name="P7"><text:tab/><text:tab/>do</text:p>
      <text:p text:style-name="P7"><text:tab/><text:tab/><text:tab/>Result:=c&gt;=1 and c&lt;= number_of_columns</text:p>
      <text:p text:style-name="P7"><text:tab/><text:tab/>ensure</text:p>
      <text:p text:style-name="P7"><text:tab/><text:tab/><text:tab/>correct_result:</text:p>
      <text:p text:style-name="P7"><text:tab/><text:tab/><text:tab/><text:tab/>Result= (c&gt;=1) and (c&lt;=number_of_columns)</text:p>
      <text:p text:style-name="P7"><text:tab/><text:tab/>end</text:p>
      <text:p text:style-name="P7"/>
      <text:p text:style-name="P7"><text:tab/>status_of (r, c: INTEGER): SLOT_STATUS</text:p>
      <text:p text:style-name="P7"><text:tab/><text:tab/><text:tab/>-- Is the slot at row 'r' and column 'c'</text:p>
      <text:p text:style-name="P7"><text:tab/><text:tab/><text:tab/>-- unavailable, occupied, or unoccupied?</text:p>
      <text:p text:style-name="P7"><text:tab/><text:tab/>require</text:p>
      <text:p text:style-name="P7"><text:tab/><text:tab/><text:tab/>valid_row:</text:p>
      <text:p text:style-name="P7"><text:tab/><text:tab/><text:tab/><text:tab/>is_valid_row(r)</text:p>
      <text:p text:style-name="P7"><text:tab/><text:tab/><text:tab/>valid_column:</text:p>
      <text:p text:style-name="P7"><text:soft-page-break/><text:tab/><text:tab/><text:tab/><text:tab/>is_valid_column(c)</text:p>
      <text:p text:style-name="P7"><text:tab/><text:tab/>do</text:p>
      <text:p text:style-name="P7"><text:tab/><text:tab/><text:tab/>Result := imp.item (r, c)</text:p>
      <text:p text:style-name="P7"><text:tab/><text:tab/>ensure</text:p>
      <text:p text:style-name="P7"><text:tab/><text:tab/><text:tab/>correct_result:</text:p>
      <text:p text:style-name="P7"><text:tab/><text:tab/><text:tab/><text:tab/>Result = imp.item (r, c)</text:p>
      <text:p text:style-name="P7"><text:tab/><text:tab/>end</text:p>
      <text:p text:style-name="P7"/>
      <text:p text:style-name="P7"><text:tab/>number_of_occupied_slots: INTEGER</text:p>
      <text:p text:style-name="P7"><text:tab/><text:tab/><text:tab/>-- Number of slots occupied by pegs on current board.</text:p>
      <text:p text:style-name="P7"><text:tab/><text:tab/>do</text:p>
      <text:p text:style-name="P7"><text:tab/><text:tab/><text:tab/>across</text:p>
      <text:p text:style-name="P7"><text:tab/><text:tab/><text:tab/><text:tab/>1 |..| number_of_rows as n</text:p>
      <text:p text:style-name="P7"><text:tab/><text:tab/><text:tab/>loop</text:p>
      <text:p text:style-name="P7"><text:tab/><text:tab/><text:tab/><text:tab/>across</text:p>
      <text:p text:style-name="P7"><text:tab/><text:tab/><text:tab/><text:tab/><text:tab/>1 |..| number_of_columns as m</text:p>
      <text:p text:style-name="P7"><text:tab/><text:tab/><text:tab/><text:tab/>loop</text:p>
      <text:p text:style-name="P7"><text:tab/><text:tab/><text:tab/><text:tab/><text:tab/>if status_of(n.item,m.item) = occupied_slot then</text:p>
      <text:p text:style-name="P7"><text:tab/><text:tab/><text:tab/><text:tab/><text:tab/><text:tab/>result:=result+1</text:p>
      <text:p text:style-name="P7"><text:tab/><text:tab/><text:tab/><text:tab/><text:tab/>end</text:p>
      <text:p text:style-name="P7"><text:tab/><text:tab/><text:tab/><text:tab/>end</text:p>
      <text:p text:style-name="P7"><text:tab/><text:tab/><text:tab/>end</text:p>
      <text:p text:style-name="P7"><text:tab/><text:tab/>end</text:p>
      <text:p text:style-name="P7"/>
      <text:p text:style-name="P7">feature -- Equality</text:p>
      <text:p text:style-name="P7"><text:tab/>is_equal (other: like Current): BOOLEAN</text:p>
      <text:p text:style-name="P7"><text:tab/><text:tab/><text:tab/>-- Is current board equal to 'other'?</text:p>
      <text:p text:style-name="P7"><text:tab/><text:tab/>do</text:p>
      <text:p text:style-name="P7"><text:tab/><text:tab/><text:tab/>Result:=(Current.out~other.out)</text:p>
      <text:p text:style-name="P7"><text:tab/><text:tab/>ensure then</text:p>
      <text:p text:style-name="P7"><text:tab/><text:tab/><text:tab/>correct_result:</text:p>
      <text:p text:style-name="P7"><text:tab/><text:tab/><text:tab/><text:tab/>Result = (current.out~other.out)</text:p>
      <text:p text:style-name="P7"><text:tab/><text:tab/>end</text:p>
      <text:p text:style-name="P7"/>
      <text:p text:style-name="P7">feature -- Output</text:p>
      <text:p text:style-name="P7"><text:tab/>out: STRING</text:p>
      <text:p text:style-name="P7"><text:soft-page-break/><text:tab/><text:tab/><text:tab/>-- String representation of current board.</text:p>
      <text:p text:style-name="P7"><text:tab/><text:tab/>do</text:p>
      <text:p text:style-name="P7"><text:tab/><text:tab/><text:tab/>create Result.make_empty</text:p>
      <text:p text:style-name="P7"/>
      <text:p text:style-name="P7"><text:tab/><text:tab/><text:tab/>--Result := Current.out</text:p>
      <text:p text:style-name="P7"><text:tab/><text:tab/><text:tab/>across</text:p>
      <text:p text:style-name="P7"><text:tab/><text:tab/><text:tab/><text:tab/>1|..| number_of_rows as m</text:p>
      <text:p text:style-name="P7"><text:tab/><text:tab/><text:tab/>loop</text:p>
      <text:p text:style-name="P7"><text:tab/><text:tab/><text:tab/><text:tab/>across</text:p>
      <text:p text:style-name="P7"><text:tab/><text:tab/><text:tab/><text:tab/><text:tab/> 1 |..| number_of_columns as n</text:p>
      <text:p text:style-name="P7"><text:tab/><text:tab/><text:tab/><text:tab/>loop</text:p>
      <text:p text:style-name="P7"><text:tab/><text:tab/><text:tab/><text:tab/><text:tab/>if imp.item (m.item, n.item) ~ ssa.unavailable_slot</text:p>
      <text:p text:style-name="P7"><text:tab/><text:tab/><text:tab/><text:tab/><text:tab/>then</text:p>
      <text:p text:style-name="P7"><text:tab/><text:tab/><text:tab/><text:tab/><text:tab/><text:tab/>Result.append ("*")</text:p>
      <text:p text:style-name="P7"><text:tab/><text:tab/><text:tab/><text:tab/><text:tab/>end</text:p>
      <text:p text:style-name="P7"/>
      <text:p text:style-name="P7"><text:tab/><text:tab/><text:tab/><text:tab/><text:tab/>if imp.item (m.item, n.item) ~ ssa.occupied_slot</text:p>
      <text:p text:style-name="P7"><text:tab/><text:tab/><text:tab/><text:tab/><text:tab/>then</text:p>
      <text:p text:style-name="P7"><text:tab/><text:tab/><text:tab/><text:tab/><text:tab/><text:tab/>Result.append ("O")</text:p>
      <text:p text:style-name="P7"><text:tab/><text:tab/><text:tab/><text:tab/><text:tab/>end</text:p>
      <text:p text:style-name="P7"/>
      <text:p text:style-name="P7"><text:tab/><text:tab/><text:tab/><text:tab/><text:tab/>if imp.item (m.item, n.item) ~ ssa.unoccupied_slot</text:p>
      <text:p text:style-name="P7"><text:tab/><text:tab/><text:tab/><text:tab/><text:tab/>then</text:p>
      <text:p text:style-name="P7"><text:tab/><text:tab/><text:tab/><text:tab/><text:tab/><text:tab/>Result.append (".")</text:p>
      <text:p text:style-name="P7"><text:tab/><text:tab/><text:tab/><text:tab/><text:tab/>end</text:p>
      <text:p text:style-name="P7"><text:tab/><text:tab/><text:tab/><text:tab/>end</text:p>
      <text:p text:style-name="P7"><text:tab/><text:tab/><text:tab/><text:tab/>Result.append ("%N")</text:p>
      <text:p text:style-name="P7"><text:tab/><text:tab/><text:tab/>end</text:p>
      <text:p text:style-name="P7"/>
      <text:p text:style-name="P7"><text:tab/><text:tab/><text:tab/>Result.remove_tail (1)</text:p>
      <text:p text:style-name="P7"/>
      <text:p text:style-name="P7"><text:tab/><text:tab/>end</text:p>
      <text:p text:style-name="P7"/>
      <text:p text:style-name="P7"/>
      <text:p text:style-name="P7">feature {NONE} -- Implementation</text:p>
      <text:p text:style-name="P7"/>
      <text:p text:style-name="P7"><text:soft-page-break/><text:tab/>ssa:SLOT_STATUS_ACCESS</text:p>
      <text:p text:style-name="P7"><text:tab/>bta: BOARD_TEMPLATES_ACCESS</text:p>
      <text:p text:style-name="P7"/>
      <text:p text:style-name="P7"><text:tab/>-- Note: ARRAY2 takes row (y) and then column (x)</text:p>
      <text:p text:style-name="P7"><text:tab/>imp: ARRAY2[SLOT_STATUS]</text:p>
      <text:p text:style-name="P7">end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6:25:45.195615814</meta:creation-date>
    <dc:date>2017-10-16T19:10:40.899054932</dc:date>
    <meta:editing-duration>PT2H34M45S</meta:editing-duration>
    <meta:editing-cycles>3</meta:editing-cycles>
    <meta:generator>LibreOffice/5.4.0.3$Linux_X86_64 LibreOffice_project/7556cbc6811c9d992f4064ab9287069087d7f62c</meta:generator>
    <meta:document-statistic meta:table-count="0" meta:image-count="0" meta:object-count="0" meta:page-count="22" meta:paragraph-count="657" meta:word-count="2297" meta:character-count="18183" meta:non-whitespace-character-count="14786"/>
  </office:meta>
</office:document-meta>
</file>